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2" style:family="paragraph" style:parent-style-name="Body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3" style:family="paragraph" style:parent-style-name="Body">
      <style:text-properties style:font-name="Helvetica" fo:language="en" fo:country="US" style:language-asian="ja" style:country-asian="JP" style:font-name-complex="Helvetica"/>
    </style:style>
    <style:style style:name="P4" style:family="paragraph" style:parent-style-name="Body">
      <style:paragraph-properties fo:text-align="center" style:justify-single-word="false"/>
      <style:text-properties style:font-name="Helvetica" fo:language="en" fo:country="US" style:language-asian="ja" style:country-asian="JP" style:font-name-complex="Helvetica"/>
    </style:style>
    <style:style style:name="P5" style:family="paragraph" style:parent-style-name="Body" style:master-page-name="Standard">
      <style:paragraph-properties fo:text-align="center" style:justify-single-word="false" style:page-number="auto"/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3" style:family="text">
      <style:text-properties style:font-name="Helvetica" fo:language="en" fo:country="US" style:language-asian="ja" style:country-asian="JP" style:font-name-complex="Helvetica"/>
    </style:style>
    <style:style style:name="T4" style:family="text">
      <style:text-properties style:font-name="Helvetica" fo:language="en" fo:country="US" style:text-underline-style="solid" style:text-underline-type="double" style:text-underline-width="auto" style:text-underline-color="font-color" style:language-asian="ja" style:country-asian="JP" style:font-name-complex="Helvetica"/>
    </style:style>
    <style:style style:name="T5" style:family="text">
      <style:text-properties style:font-name="Helvetica" fo:language="en" fo:country="US" fo:font-style="italic" style:language-asian="ja" style:country-asian="JP" style:font-style-asian="italic" style:font-name-complex="Helveti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mily Group Sheet</text:p>
      <text:p text:style-name="P4">by Patrick T. Dolan</text:p>
      <text:p text:style-name="P4">March 16, 2003</text:p>
      <text:p text:style-name="P4"/>
      <text:p text:style-name="P2"/>
      <text:p text:style-name="P2"/>
      <text:p text:style-name="Body"><text:span text:style-name="T2">Husband: </text:span><text:span text:style-name="T3">John DILTS</text:span></text:p>
      <text:p text:style-name="P2"/>
      <text:p text:style-name="P3">Died: w pr 27 Nov 1805 [1] Woodberry Twp (Bedford) PA [1]</text:p>
      <text:p text:style-name="P3"/>
      <text:p text:style-name="P3">__________________________________________________________________</text:p>
      <text:p text:style-name="P2">Other information:</text:p>
      <text:p text:style-name="P2"/>
      <text:p text:style-name="P2"/>
      <text:p text:style-name="Body"><text:span text:style-name="T2">Wife: </text:span><text:span text:style-name="T3">Margaret [1] HECTOR [2]</text:span></text:p>
      <text:p text:style-name="P2"/>
      <text:p text:style-name="P3">__________________________________________________________________</text:p>
      <text:p text:style-name="Body"><text:span text:style-name="T2">Children </text:span><text:span text:style-name="T3">(in order named in will)</text:span><text:span text:style-name="T2">:</text:span></text:p>
      <text:p text:style-name="P2"/>
      <text:p text:style-name="Body"><text:span text:style-name="T2">1. </text:span><text:span text:style-name="T3">William</text:span></text:p>
      <text:p text:style-name="P3"/>
      <text:p text:style-name="Body"><text:span text:style-name="T2">2. </text:span><text:span text:style-name="T3">John</text:span></text:p>
      <text:p text:style-name="P3"/>
      <text:p text:style-name="Body"><text:span text:style-name="T2">3. </text:span><text:span text:style-name="T4">Ann</text:span><text:span text:style-name="T3">:</text:span><text:span text:style-name="T2"> </text:span><text:span text:style-name="T3">b abt 1760 NJ [3]; m </text:span><text:span text:style-name="T4">John</text:span><text:span text:style-name="T3"> </text:span><text:span text:style-name="T4">Hipple</text:span><text:span text:style-name="T3"> [1]; d Woodberry Twp Bedford Twp PA [4].</text:span></text:p>
      <text:p text:style-name="P3"/>
      <text:p text:style-name="Body"><text:span text:style-name="T2">4. </text:span><text:span text:style-name="T3">Mary: m Henry Deal [1].</text:span></text:p>
      <text:p text:style-name="P3"/>
      <text:p text:style-name="Body"><text:span text:style-name="T2">5. </text:span><text:span text:style-name="T3">Magdalena: m Joseph Shoup [1].</text:span></text:p>
      <text:p text:style-name="P3"/>
      <text:p text:style-name="Body"><text:span text:style-name="T2">6. </text:span><text:span text:style-name="T3">Sofia: m John Bennor [1].</text:span></text:p>
      <text:p text:style-name="P3"/>
      <text:p text:style-name="Body"><text:span text:style-name="T2">7. </text:span><text:span text:style-name="T3">Dorothea: m Isaac Cronk <text:s/>[1].</text:span></text:p>
      <text:p text:style-name="P3"/>
      <text:p text:style-name="Body"><text:span text:style-name="T2">8. </text:span><text:span text:style-name="T3">--: m Sebastian Hector--1 ch [1].</text:span><text:span text:style-name="T2"> </text:span></text:p>
      <text:p text:style-name="P3"/>
      <text:p text:style-name="P3">__________________________________________________________________</text:p>
      <text:p text:style-name="P2">Sources:</text:p>
      <text:p text:style-name="P2"/>
      <text:p text:style-name="Body"><text:span text:style-name="T2">1. </text:span><text:span text:style-name="T3">Transcript of will of John Dilts Sr. of Woodberry Twp in <text:tab/><text:tab/><text:tab/>Bedford Co Will Book 1, in </text:span><text:span text:style-name="T5">St Clair’s Bedford: the History <text:tab/><text:tab/>and Genealogy of Bedford County Pennsylvania</text:span><text:span text:style-name="T3">, v iii n 2, <text:tab/><text:tab/>Sept. 1983, p 5.</text:span></text:p>
      <text:p text:style-name="Body"><text:span text:style-name="T2">2. </text:span><text:span text:style-name="T3">Hipple, Roxanna. “Descendants of Johannes Hippell,” Hipple-L <text:tab/><text:tab/>Archives &lt;http://jwcramer.freeyellow.com/&gt;. <text:s/>Her e-mail <text:tab/><text:tab/><text:tab/>address is <text:s/>&lt;rhipple@sprynet.com&gt;.</text:span></text:p>
      <text:p text:style-name="Body"><text:span text:style-name="T2">3. </text:span><text:span text:style-name="T3">John W. Cramer, “Darke Co OH Hipple Genealogy,” <text:tab/><text:tab/><text:tab/><text:tab/>&lt;http://jwcramer.freeyellow.com/page5.html&gt;. <text:s/></text:span></text:p>
      <text:p text:style-name="Body"><text:soft-page-break/><text:span text:style-name="T2">4. </text:span><text:span text:style-name="T3">John W. Cramer, “Descendants of Jacob Hipple,” <text:tab/><text:tab/><text:tab/><text:tab/><text:tab/>&lt;http:jwcramer.freeyellow.com/page11.html&gt;.</text:span><text:span text:style-name="T2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